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3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6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8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154cm" loext:decorative="false"/>
      <style:paragraph-properties style:writing-mode="lr-tb"/>
    </style:style>
    <style:style style:name="gr10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4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5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7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8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9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20" style:family="graphic">
      <style:graphic-properties loext:decorative="false"/>
    </style:style>
    <style:style style:name="gr21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5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6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3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4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5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7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8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40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42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3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4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5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57cm" fo:min-width="0cm" fo:padding-top="0.134cm" fo:padding-bottom="0.134cm" fo:padding-left="0.259cm" fo:padding-right="0.259cm" fo:wrap-option="wrap" loext:decorative="false"/>
    </style:style>
    <style:style style:name="gr48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9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50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1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2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5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6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7" style:family="graphic" style:parent-style-name="objectwithoutfill">
      <style:graphic-properties svg:stroke-color="#000000" draw:fill="none" draw:textarea-vertical-align="middle" loext:decorative="false"/>
    </style:style>
    <style:style style:name="gr58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59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61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2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537cm" fo:min-width="0.799cm" fo:wrap-option="wrap" loext:decorative="false"/>
    </style:style>
    <style:style style:name="gr63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4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5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6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7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8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70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79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81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2" style:family="graphic" style:parent-style-name="objectwithoutfill">
      <style:graphic-properties draw:stroke="solid" draw:stroke-dash="Dot" svg:stroke-width="0.053cm" svg:stroke-color="#b2b2b2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4" style:family="graphic" style:parent-style-name="standard">
      <style:graphic-properties svg:stroke-color="#000000" draw:fill="gradient" draw:fill-gradient-name="Pastel_20_Bouquet" draw:textarea-horizontal-align="justify" draw:textarea-vertical-align="middle" draw:auto-grow-height="false" fo:min-height="3.216cm" fo:min-width="6.166cm" loext:decorative="false"/>
    </style:style>
    <style:style style:name="gr85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6" style:family="graphic" style:parent-style-name="objectwithoutfill">
      <style:graphic-properties draw:stroke="solid" draw:stroke-dash="Dot" svg:stroke-width="0.053cm" svg:stroke-color="#729fc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7" style:family="graphic" style:parent-style-name="objectwithoutfill">
      <style:graphic-properties draw:stroke="solid" draw:stroke-dash="Dot" svg:stroke-width="0.053cm" svg:stroke-color="#1e6a3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8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9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9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91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92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3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4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P1" style:family="paragraph">
      <loext:graphic-properties draw:fill="gradient" draw:fill-color="#999999" draw:fill-gradient-name="Gradient_20_379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gradient" draw:fill-color="#b4c7dc" draw:fill-gradient-name="Pastel_20_Bouquet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gradient" draw:fill-color="#b4c7dc" draw:fill-gradient-name="Gradient_20_9"/>
      <style:paragraph-properties fo:text-align="center"/>
    </style:style>
    <style:style style:name="P12" style:family="paragraph">
      <loext:graphic-properties draw:fill="gradient" draw:fill-color="#666666" draw:fill-gradient-name="Gradient_20_115"/>
      <style:paragraph-properties fo:text-align="center"/>
    </style:style>
    <style:style style:name="P13" style:family="paragraph">
      <loext:graphic-properties draw:fill="gradient" draw:fill-gradient-name="Pastel_20_Bouquet"/>
      <style:paragraph-properties fo:text-align="center"/>
    </style:style>
    <style:style style:name="P14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5" style:family="paragraph">
      <loext:graphic-properties draw:fill="gradient" draw:fill-gradient-name="Gradient_20_376" draw:opacity="100%"/>
      <style:paragraph-properties fo:text-align="center"/>
    </style:style>
    <style:style style:name="P16" style:family="paragraph">
      <loext:graphic-properties draw:fill="gradient" draw:fill-color="#666666" draw:fill-gradient-name="Gradient_20_377"/>
      <style:paragraph-properties fo:text-align="center"/>
    </style:style>
    <style:style style:name="P17" style:family="paragraph">
      <loext:graphic-properties draw:fill="gradient" draw:fill-gradient-name="Gradient_20_377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solid" draw:fill-color="#ffffff" draw:opacity="100%"/>
      <style:paragraph-properties fo:text-align="center"/>
    </style:style>
    <style:style style:name="P24" style:family="paragraph">
      <loext:graphic-properties draw:fill-color="#000000" draw:opacity="100%"/>
      <style:paragraph-properties fo:text-align="center"/>
    </style:style>
    <style:style style:name="P25" style:family="paragraph">
      <loext:graphic-properties draw:fill-color="#cccccc" draw:opacity="100%"/>
      <style:paragraph-properties fo:text-align="center"/>
    </style:style>
    <style:style style:name="P26" style:family="paragraph">
      <loext:graphic-properties draw:fill="gradient" draw:fill-color="#999999" draw:fill-gradient-name="Gradient_20_381"/>
      <style:paragraph-properties fo:text-align="center"/>
    </style:style>
    <style:style style:name="P27" style:family="paragraph">
      <loext:graphic-properties draw:fill="solid" draw:fill-color="#dddddd"/>
      <style:paragraph-properties fo:text-align="center"/>
    </style:style>
    <style:style style:name="P28" style:family="paragraph">
      <loext:graphic-properties draw:fill="gradient" draw:fill-color="#999999" draw:fill-gradient-name="Gradient_20_388"/>
      <style:paragraph-properties fo:text-align="center"/>
    </style:style>
    <style:style style:name="P29" style:family="paragraph">
      <loext:graphic-properties draw:fill="gradient" draw:fill-color="#999999" draw:fill-gradient-name="Gradient_20_389"/>
      <style:paragraph-properties fo:text-align="center"/>
    </style:style>
    <style:style style:name="P30" style:family="paragraph">
      <loext:graphic-properties draw:fill="gradient" draw:fill-color="#999999" draw:fill-gradient-name="Gradient_20_390"/>
      <style:paragraph-properties fo:text-align="center"/>
    </style:style>
    <style:style style:name="P31" style:family="paragraph">
      <loext:graphic-properties draw:fill="gradient" draw:fill-color="#999999" draw:fill-gradient-name="Gradient_20_391"/>
      <style:paragraph-properties fo:text-align="center"/>
    </style:style>
    <style:style style:name="P32" style:family="paragraph">
      <loext:graphic-properties draw:fill="gradient" draw:fill-color="#999999" draw:fill-gradient-name="Gradient_20_392"/>
      <style:paragraph-properties fo:text-align="center"/>
    </style:style>
    <style:style style:name="P33" style:family="paragraph">
      <loext:graphic-properties draw:fill="gradient" draw:fill-gradient-name="Gradient_20_397"/>
      <style:paragraph-properties fo:text-align="center"/>
    </style:style>
    <style:style style:name="P34" style:family="paragraph">
      <loext:graphic-properties draw:fill="gradient" draw:fill-color="#999999" draw:fill-gradient-name="Gradient_20_387"/>
      <style:paragraph-properties fo:text-align="center"/>
    </style:style>
    <style:style style:name="P35" style:family="paragraph">
      <loext:graphic-properties draw:fill-color="#999999"/>
      <style:paragraph-properties fo:text-align="center"/>
    </style:style>
    <style:style style:name="P36" style:family="paragraph">
      <loext:graphic-properties draw:fill="gradient" draw:fill-color="#999999" draw:fill-gradient-name="Gradient_20_384"/>
      <style:paragraph-properties fo:text-align="center"/>
    </style:style>
    <style:style style:name="P37" style:family="paragraph">
      <loext:graphic-properties draw:fill="solid" draw:fill-color="#333333"/>
      <style:paragraph-properties fo:text-align="center"/>
    </style:style>
    <style:style style:name="P38" style:family="paragraph">
      <loext:graphic-properties draw:fill="solid" draw:fill-color="#666666"/>
      <style:paragraph-properties fo:text-align="center"/>
    </style:style>
    <style:style style:name="P39" style:family="paragraph">
      <loext:graphic-properties draw:fill="solid" draw:fill-color="#cccccc"/>
      <style:paragraph-properties fo:text-align="center"/>
    </style:style>
    <style:style style:name="P40" style:family="paragraph">
      <loext:graphic-properties draw:fill="gradient" draw:fill-gradient-name="Gradient_20_378"/>
      <style:paragraph-properties fo:text-align="center"/>
    </style:style>
    <style:style style:name="P41" style:family="paragraph">
      <loext:graphic-properties draw:fill="solid" draw:fill-color="#b47804"/>
      <style:paragraph-properties fo:text-align="center"/>
    </style:style>
    <style:style style:name="P42" style:family="paragraph">
      <loext:graphic-properties draw:fill="solid" draw:fill-color="#ffe994"/>
      <style:paragraph-properties fo:text-align="center"/>
    </style:style>
    <style:style style:name="P43" style:family="paragraph">
      <loext:graphic-properties draw:fill="solid" draw:fill-color="#999999"/>
      <style:paragraph-properties fo:text-align="center"/>
    </style:style>
    <style:style style:name="P44" style:family="paragraph">
      <loext:graphic-properties draw:fill="solid" draw:fill-color="#808080"/>
      <style:paragraph-properties fo:text-align="center"/>
    </style:style>
    <style:style style:name="P45" style:family="paragraph">
      <loext:graphic-properties draw:fill="solid" draw:fill-color="#eeeeee"/>
      <style:paragraph-properties fo:text-align="center"/>
    </style:style>
    <style:style style:name="P46" style:family="paragraph">
      <style:text-properties fo:font-size="5pt" style:font-size-asian="5pt" style:font-size-complex="5pt"/>
    </style:style>
    <style:style style:name="P47" style:family="paragraph">
      <loext:graphic-properties draw:fill="none" draw:fill-color="#ffffff"/>
      <style:text-properties fo:font-size="5pt" style:font-size-asian="5pt" style:font-size-complex="5pt"/>
    </style:style>
    <style:style style:name="P48" style:family="paragraph">
      <loext:graphic-properties draw:fill="gradient" draw:fill-gradient-name="Gradient_20_399"/>
      <style:paragraph-properties fo:text-align="center"/>
    </style:style>
    <style:style style:name="P49" style:family="paragraph">
      <loext:graphic-properties draw:fill="solid" draw:fill-color="#b2b2b2"/>
      <style:paragraph-properties fo:text-align="center"/>
    </style:style>
    <style:style style:name="P50" style:family="paragraph">
      <loext:graphic-properties draw:fill-color="#1c1c1c"/>
      <style:paragraph-properties fo:text-align="center"/>
    </style:style>
    <style:style style:name="P51" style:family="paragraph">
      <loext:graphic-properties draw:fill-color="#111111"/>
      <style:paragraph-properties fo:text-align="center"/>
    </style:style>
    <style:style style:name="P52" style:family="paragraph">
      <loext:graphic-properties draw:fill-color="#acb20c"/>
      <style:paragraph-properties fo:text-align="center"/>
    </style:style>
    <style:style style:name="P53" style:family="paragraph">
      <loext:graphic-properties draw:fill-color="#333333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1cm" svg:height="4.078cm" svg:x="4.383cm" svg:y="21.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5" draw:text-style-name="P4" draw:layer="layout" svg:width="0.202cm" svg:height="0.76cm" svg:x="2.219cm" svg:y="3.8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9cm" svg:height="0.528cm" svg:x="2.18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188cm" svg:height="0.388cm" svg:x="2.22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202cm" svg:height="0.76cm" svg:x="2.859cm" svg:y="3.8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9cm" svg:height="0.528cm" svg:x="2.82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188cm" svg:height="0.388cm" svg:x="2.86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202cm" svg:height="0.76cm" svg:x="3.479cm" svg:y="3.8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79cm" svg:height="0.528cm" svg:x="3.44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188cm" svg:height="0.388cm" svg:x="3.48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7" draw:layer="layout" svg:width="2.565cm" svg:height="2.54cm" svg:x="1.668cm" svg:y="1.66cm">
          <text:p text:style-name="P6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245cm" svg:height="0.489cm" svg:x="2.263cm" svg:y="4.334cm">
          <draw:text-box>
            <text:p><text:span text:style-name="T1">3</text:span></text:p>
          </draw:text-box>
        </draw:frame>
        <draw:frame draw:style-name="gr9" draw:text-style-name="P8" draw:layer="layout" svg:width="0.245cm" svg:height="0.489cm" svg:x="2.909cm" svg:y="4.335cm">
          <draw:text-box>
            <text:p><text:span text:style-name="T1">2</text:span></text:p>
          </draw:text-box>
        </draw:frame>
        <draw:frame draw:style-name="gr9" draw:text-style-name="P8" draw:layer="layout" svg:width="0.245cm" svg:height="0.489cm" svg:x="3.525cm" svg:y="4.336cm">
          <draw:text-box>
            <text:p><text:span text:style-name="T1">1</text:span></text:p>
          </draw:text-box>
        </draw:frame>
        <draw:g draw:style-name="gr4">
          <draw:custom-shape draw:style-name="gr10" draw:text-style-name="P9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4">
            <draw:custom-shape draw:style-name="gr11" draw:text-style-name="P10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4">
          <draw:custom-shape draw:style-name="gr10" draw:text-style-name="P9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4">
            <draw:custom-shape draw:style-name="gr11" draw:text-style-name="P10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4">
          <draw:custom-shape draw:style-name="gr12" draw:text-style-name="P11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4">
            <draw:custom-shape draw:style-name="gr11" draw:text-style-name="P10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4">
            <draw:custom-shape draw:style-name="gr11" draw:text-style-name="P10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3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4">
          <draw:path draw:style-name="gr14" draw:text-style-name="P12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5" draw:text-style-name="P13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>
          <draw:path draw:style-name="gr16" draw:text-style-name="P14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7" draw:text-style-name="P15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>
          <draw:path draw:style-name="gr18" draw:text-style-name="P16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9" draw:text-style-name="P17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8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9" draw:text-style-name="P8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9" draw:text-style-name="P8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9" draw:text-style-name="P8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9" draw:text-style-name="P8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9" draw:text-style-name="P8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9" draw:text-style-name="P8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9" draw:text-style-name="P8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9" draw:text-style-name="P8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9" draw:text-style-name="P8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9" draw:text-style-name="P8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9" draw:text-style-name="P8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9" draw:text-style-name="P8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9" draw:text-style-name="P8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9" draw:text-style-name="P8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9" draw:text-style-name="P8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9" draw:text-style-name="P8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9" draw:text-style-name="P8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20">
          <draw:line draw:style-name="gr21" draw:text-style-name="P18" draw:layer="layout" svg:x1="22.85cm" svg:y1="14.84cm" svg:x2="22.798cm" svg:y2="15.258cm">
            <text:p/>
          </draw:line>
          <draw:line draw:style-name="gr22" draw:text-style-name="P18" draw:layer="layout" svg:x1="22.845cm" svg:y1="14.796cm" svg:x2="23.018cm" svg:y2="15.245cm">
            <text:p/>
          </draw:line>
          <draw:line draw:style-name="gr23" draw:text-style-name="P18" draw:layer="layout" svg:x1="22.854cm" svg:y1="14.844cm" svg:x2="23.199cm" svg:y2="15.152cm">
            <text:p/>
          </draw:line>
          <draw:line draw:style-name="gr24" draw:text-style-name="P18" draw:layer="layout" svg:x1="22.85cm" svg:y1="14.84cm" svg:x2="22.564cm" svg:y2="15.188cm">
            <text:p/>
          </draw:line>
          <draw:path draw:style-name="gr25" draw:text-style-name="P18" draw:layer="layout" svg:width="1.184cm" svg:height="0.747cm" draw:transform="rotate (-0.133866753627965) translate (21.7811019270506cm 14.0326905127984cm)" svg:viewBox="0 0 1185 748" svg:d="M0 46c1079-174 1090 166 1185 702">
            <text:p/>
          </draw:path>
        </draw:g>
        <draw:custom-shape draw:style-name="gr26" draw:text-style-name="P19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draw:g draw:style-name="gr4">
            <draw:custom-shape draw:style-name="gr27" draw:text-style-name="P18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custom-shape draw:style-name="gr28" draw:text-style-name="P18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21" draw:layer="layout" svg:width="0.229cm" svg:height="0.229cm" svg:x="25.759cm" svg:y="26.325cm">
                <text:p text:style-name="P20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30" draw:text-style-name="P18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4">
            <draw:custom-shape draw:style-name="gr31" draw:text-style-name="P18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g draw:style-name="gr4">
                <draw:custom-shape draw:style-name="gr28" draw:text-style-name="P18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21" draw:layer="layout" svg:width="0.229cm" svg:height="0.229cm" svg:x="25.462cm" svg:y="24.505cm">
                  <text:p text:style-name="P20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4">
                <draw:custom-shape draw:style-name="gr28" draw:text-style-name="P18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21" draw:layer="layout" svg:width="0.229cm" svg:height="0.229cm" svg:x="25.462cm" svg:y="28.145cm">
                  <text:p text:style-name="P20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4">
          <draw:custom-shape draw:style-name="gr32" draw:text-style-name="P22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2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2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3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4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5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0.485cm" svg:height="0.485cm" svg:x="10.112cm" svg:y="2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g draw:style-name="gr4">
            <draw:g draw:style-name="gr20">
              <draw:line draw:style-name="gr23" draw:text-style-name="P18" draw:layer="layout" svg:x1="20.093cm" svg:y1="22.339cm" svg:x2="20.252cm" svg:y2="22.608cm">
                <text:p/>
              </draw:line>
              <draw:line draw:style-name="gr40" draw:text-style-name="P18" draw:layer="layout" svg:x1="20.089cm" svg:y1="22.335cm" svg:x2="19.939cm" svg:y2="22.599cm">
                <text:p/>
              </draw:line>
            </draw:g>
            <draw:path draw:style-name="gr25" draw:text-style-name="P18" draw:layer="layout" svg:width="1.184cm" svg:height="0.747cm" draw:transform="rotate (-0.133866753627965) translate (19.0201019270506cm 21.5276905127984cm)" svg:viewBox="0 0 1185 748" svg:d="M0 46c1079-174 1090 166 1185 702">
              <text:p/>
            </draw:path>
          </draw:g>
          <draw:g draw:style-name="gr4">
            <draw:custom-shape draw:style-name="gr41" draw:text-style-name="P2" draw:layer="layout" svg:width="8.621cm" svg:height="3.513cm" svg:x="10.872cm" svg:y="18.34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custom-shape draw:style-name="gr42" draw:text-style-name="P25" draw:layer="layout" svg:width="0.429cm" svg:height="0.436cm" svg:x="12.537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7cm" svg:height="0.439cm" svg:x="13.514cm" svg:y="19.86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9cm" svg:height="0.439cm" svg:x="14.486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9cm" svg:height="0.439cm" svg:x="15.458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5cm" svg:height="0.439cm" svg:x="16.433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5" draw:layer="layout" svg:width="0.427cm" svg:height="0.439cm" svg:x="17.4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g draw:style-name="gr4">
                <draw:custom-shape draw:style-name="gr44" draw:text-style-name="P13" draw:layer="layout" svg:width="0.309cm" svg:height="0.309cm" draw:transform="rotate (0.226892802759263) translate (13.056cm 19.95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5" draw:text-style-name="P18" draw:layer="layout" svg:x1="13.103cm" svg:y1="20.112cm" svg:x2="13.386cm" svg:y2="20.047cm">
                  <text:p/>
                </draw:line>
              </draw:g>
              <draw:g draw:style-name="gr4">
                <draw:custom-shape draw:style-name="gr44" draw:text-style-name="P13" draw:layer="layout" svg:width="0.309cm" svg:height="0.309cm" draw:transform="rotate (-1.01229096615671) translate (17.144cm 19.85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5" draw:text-style-name="P18" draw:layer="layout" svg:x1="17.011cm" svg:y1="19.952cm" svg:x2="17.165cm" svg:y2="20.198cm">
                  <text:p/>
                </draw:line>
              </draw:g>
            </draw:g>
          </draw:g>
        </draw:g>
        <draw:frame draw:style-name="gr46" draw:text-style-name="P20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6" draw:text-style-name="P20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custom-shape draw:style-name="gr47" draw:text-style-name="P5" draw:layer="layout" svg:width="0.265cm" svg:height="0.583cm" svg:x="4.989cm" svg:y="21.3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6" draw:layer="layout" svg:width="0.221cm" svg:height="0.461cm" svg:x="4.47cm" svg:y="21.1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221cm" svg:height="0.461cm" svg:x="4.47cm" svg:y="21.18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221cm" svg:height="0.461cm" svg:x="4.475cm" svg:y="24.59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0" draw:text-style-name="P27" draw:layer="layout" svg:width="2.05cm" svg:height="2.894cm" svg:x="4.824cm" svg:y="21.201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<text:p/>
        </draw:path>
        <draw:path draw:style-name="gr51" draw:text-style-name="P27" draw:layer="layout" svg:width="0.525cm" svg:height="0.918cm" svg:x="4.848cm" svg:y="21.219cm" svg:viewBox="0 0 526 919" svg:d="M526 919v-656c0-23-3-46-9-68s-15-44-26-63c-12-20-26-39-42-55s-35-30-54-42c-20-11-42-20-64-26s-45-9-68-9-46 3-68 9-44 15-63 26c-20 12-39 26-55 42s-30 35-42 55c-11 19-20 41-26 63s-9 45-9 68v656z">
          <text:p/>
        </draw:path>
        <draw:custom-shape draw:style-name="gr52" draw:text-style-name="P28" draw:layer="layout" svg:width="0.939cm" svg:height="1.437cm" svg:x="7.379cm" svg:y="22.38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9" draw:layer="layout" svg:width="0.146cm" svg:height="1.437cm" svg:x="7.23cm" svg:y="22.38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0.534cm" svg:height="0.524cm" svg:x="8.359cm" svg:y="22.8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0.831cm" svg:height="0.524cm" svg:x="8.926cm" svg:y="22.86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0.081cm" svg:height="0.707cm" svg:x="8.683cm" svg:y="22.7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0.221cm" svg:height="0.461cm" svg:x="4.97cm" svg:y="21.48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7" draw:text-style-name="P18" draw:layer="layout" svg:x1="7.409cm" svg:y1="22.396cm" svg:x2="7.409cm" svg:y2="23.796cm">
          <text:p/>
        </draw:line>
        <draw:line draw:style-name="gr57" draw:text-style-name="P18" draw:layer="layout" svg:x1="7.444cm" svg:y1="22.396cm" svg:x2="7.444cm" svg:y2="23.796cm">
          <text:p/>
        </draw:line>
        <draw:line draw:style-name="gr58" draw:text-style-name="P18" draw:layer="layout" svg:x1="7.472cm" svg:y1="22.396cm" svg:x2="7.472cm" svg:y2="23.796cm">
          <text:p text:style-name="P20"><text:s/></text:p>
        </draw:line>
        <draw:line draw:style-name="gr58" draw:text-style-name="P18" draw:layer="layout" svg:x1="7.506cm" svg:y1="22.396cm" svg:x2="7.506cm" svg:y2="23.796cm">
          <text:p text:style-name="P20"><text:s/></text:p>
        </draw:line>
        <draw:line draw:style-name="gr58" draw:text-style-name="P18" draw:layer="layout" svg:x1="7.54cm" svg:y1="22.396cm" svg:x2="7.54cm" svg:y2="23.796cm">
          <text:p text:style-name="P20"><text:s/></text:p>
        </draw:line>
        <draw:line draw:style-name="gr58" draw:text-style-name="P18" draw:layer="layout" svg:x1="7.582cm" svg:y1="22.396cm" svg:x2="7.582cm" svg:y2="23.796cm">
          <text:p text:style-name="P20"><text:s/></text:p>
        </draw:line>
        <draw:line draw:style-name="gr58" draw:text-style-name="P18" draw:layer="layout" svg:x1="7.62cm" svg:y1="22.396cm" svg:x2="7.62cm" svg:y2="23.796cm">
          <text:p text:style-name="P20"><text:s text:c="2"/></text:p>
        </draw:line>
        <draw:line draw:style-name="gr58" draw:text-style-name="P18" draw:layer="layout" svg:x1="7.67cm" svg:y1="22.396cm" svg:x2="7.67cm" svg:y2="23.796cm">
          <text:p text:style-name="P20"><text:s text:c="2"/></text:p>
        </draw:line>
        <draw:line draw:style-name="gr58" draw:text-style-name="P18" draw:layer="layout" svg:x1="7.712cm" svg:y1="22.396cm" svg:x2="7.712cm" svg:y2="23.796cm">
          <text:p text:style-name="P20"><text:s text:c="2"/></text:p>
        </draw:line>
        <draw:line draw:style-name="gr57" draw:text-style-name="P18" draw:layer="layout" svg:x1="7.744cm" svg:y1="22.396cm" svg:x2="7.744cm" svg:y2="23.796cm">
          <text:p/>
        </draw:line>
        <draw:line draw:style-name="gr57" draw:text-style-name="P18" draw:layer="layout" svg:x1="7.779cm" svg:y1="22.396cm" svg:x2="7.779cm" svg:y2="23.796cm">
          <text:p/>
        </draw:line>
        <draw:line draw:style-name="gr58" draw:text-style-name="P18" draw:layer="layout" svg:x1="7.917cm" svg:y1="22.396cm" svg:x2="7.917cm" svg:y2="23.796cm">
          <text:p text:style-name="P20"><text:s/></text:p>
        </draw:line>
        <draw:line draw:style-name="gr58" draw:text-style-name="P18" draw:layer="layout" svg:x1="7.955cm" svg:y1="22.396cm" svg:x2="7.955cm" svg:y2="23.796cm">
          <text:p text:style-name="P20"><text:s text:c="2"/></text:p>
        </draw:line>
        <draw:line draw:style-name="gr58" draw:text-style-name="P18" draw:layer="layout" svg:x1="8.005cm" svg:y1="22.396cm" svg:x2="8.005cm" svg:y2="23.796cm">
          <text:p text:style-name="P20"><text:s text:c="2"/></text:p>
        </draw:line>
        <draw:line draw:style-name="gr58" draw:text-style-name="P18" draw:layer="layout" svg:x1="8.047cm" svg:y1="22.396cm" svg:x2="8.047cm" svg:y2="23.796cm">
          <text:p text:style-name="P20"><text:s text:c="2"/></text:p>
        </draw:line>
        <draw:line draw:style-name="gr57" draw:text-style-name="P18" draw:layer="layout" svg:x1="7.839cm" svg:y1="22.396cm" svg:x2="7.839cm" svg:y2="23.796cm">
          <text:p/>
        </draw:line>
        <draw:line draw:style-name="gr57" draw:text-style-name="P18" draw:layer="layout" svg:x1="7.874cm" svg:y1="22.396cm" svg:x2="7.874cm" svg:y2="23.796cm">
          <text:p/>
        </draw:line>
        <draw:line draw:style-name="gr58" draw:text-style-name="P18" draw:layer="layout" svg:x1="8.012cm" svg:y1="22.396cm" svg:x2="8.012cm" svg:y2="23.796cm">
          <text:p text:style-name="P20"><text:s/></text:p>
        </draw:line>
        <draw:line draw:style-name="gr58" draw:text-style-name="P18" draw:layer="layout" svg:x1="8.05cm" svg:y1="22.396cm" svg:x2="8.05cm" svg:y2="23.796cm">
          <text:p text:style-name="P20"><text:s text:c="2"/></text:p>
        </draw:line>
        <draw:line draw:style-name="gr58" draw:text-style-name="P18" draw:layer="layout" svg:x1="8.1cm" svg:y1="22.396cm" svg:x2="8.1cm" svg:y2="23.796cm">
          <text:p text:style-name="P20"><text:s text:c="2"/></text:p>
        </draw:line>
        <draw:line draw:style-name="gr58" draw:text-style-name="P18" draw:layer="layout" svg:x1="8.142cm" svg:y1="22.396cm" svg:x2="8.142cm" svg:y2="23.796cm">
          <text:p text:style-name="P20"><text:s text:c="2"/></text:p>
        </draw:line>
        <draw:line draw:style-name="gr57" draw:text-style-name="P18" draw:layer="layout" svg:x1="7.98cm" svg:y1="22.396cm" svg:x2="7.98cm" svg:y2="23.796cm">
          <text:p/>
        </draw:line>
        <draw:line draw:style-name="gr57" draw:text-style-name="P18" draw:layer="layout" svg:x1="8.015cm" svg:y1="22.396cm" svg:x2="8.015cm" svg:y2="23.796cm">
          <text:p/>
        </draw:line>
        <draw:line draw:style-name="gr58" draw:text-style-name="P18" draw:layer="layout" svg:x1="8.153cm" svg:y1="22.396cm" svg:x2="8.153cm" svg:y2="23.796cm">
          <text:p text:style-name="P20"><text:s/></text:p>
        </draw:line>
        <draw:line draw:style-name="gr58" draw:text-style-name="P18" draw:layer="layout" svg:x1="8.191cm" svg:y1="22.396cm" svg:x2="8.191cm" svg:y2="23.796cm">
          <text:p text:style-name="P20"><text:s text:c="2"/></text:p>
        </draw:line>
        <draw:line draw:style-name="gr58" draw:text-style-name="P18" draw:layer="layout" svg:x1="8.241cm" svg:y1="22.396cm" svg:x2="8.241cm" svg:y2="23.796cm">
          <text:p text:style-name="P20"><text:s text:c="2"/></text:p>
        </draw:line>
        <draw:line draw:style-name="gr58" draw:text-style-name="P18" draw:layer="layout" svg:x1="8.283cm" svg:y1="22.396cm" svg:x2="8.283cm" svg:y2="23.796cm">
          <text:p text:style-name="P20"><text:s text:c="2"/></text:p>
        </draw:line>
        <draw:g draw:style-name="gr20">
          <draw:line draw:style-name="gr57" draw:text-style-name="P18" draw:layer="layout" svg:x1="8.991cm" svg:y1="22.872cm" svg:x2="8.991cm" svg:y2="23.408cm">
            <text:p/>
          </draw:line>
          <draw:line draw:style-name="gr57" draw:text-style-name="P18" draw:layer="layout" svg:x1="9.026cm" svg:y1="22.872cm" svg:x2="9.026cm" svg:y2="23.408cm">
            <text:p/>
          </draw:line>
        </draw:g>
        <draw:custom-shape draw:style-name="gr59" draw:text-style-name="P33" draw:layer="layout" svg:width="0.256cm" svg:height="1.844cm" svg:x="7.767cm" svg:y="22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9" draw:layer="layout" svg:width="1.383cm" svg:height="0.871cm" svg:x="5.625cm" svg:y="22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4" draw:layer="layout" svg:width="0.356cm" svg:height="1.987cm" svg:x="6.867cm" svg:y="22.13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1.383cm" svg:height="0.871cm" svg:x="4.825cm" svg:y="22.68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6" draw:layer="layout" svg:width="0.801cm" svg:height="2.174cm" svg:x="4.325cm" svg:y="22.037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64" draw:text-style-name="P37" draw:layer="layout" svg:width="0.441cm" svg:height="0.441cm" svg:x="4.454cm" svg:y="22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0">
            <draw:line draw:style-name="gr65" draw:text-style-name="P18" draw:layer="layout" svg:x1="4.513cm" svg:y1="22.378cm" svg:x2="4.84cm" svg:y2="22.7cm">
              <text:p/>
            </draw:line>
            <draw:line draw:style-name="gr65" draw:text-style-name="P18" draw:layer="layout" svg:x1="4.84cm" svg:y1="22.378cm" svg:x2="4.513cm" svg:y2="22.7cm">
              <text:p/>
            </draw:line>
          </draw:g>
        </draw:g>
        <draw:g draw:style-name="gr4">
          <draw:custom-shape draw:style-name="gr66" draw:text-style-name="P38" draw:layer="layout" svg:width="0.441cm" svg:height="0.441cm" svg:x="4.454cm" svg:y="2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0">
            <draw:line draw:style-name="gr65" draw:text-style-name="P18" draw:layer="layout" svg:x1="4.514cm" svg:y1="23.478cm" svg:x2="4.841cm" svg:y2="23.8cm">
              <text:p/>
            </draw:line>
            <draw:line draw:style-name="gr65" draw:text-style-name="P18" draw:layer="layout" svg:x1="4.841cm" svg:y1="23.478cm" svg:x2="4.514cm" svg:y2="23.8cm">
              <text:p/>
            </draw:line>
          </draw:g>
        </draw:g>
        <draw:g draw:style-name="gr4">
          <draw:g draw:style-name="gr4">
            <draw:path draw:style-name="gr67" draw:text-style-name="P39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8" draw:text-style-name="P18" draw:layer="layout" svg:width="1.578cm" svg:height="0.402cm" draw:transform="skewX (0.0033161255787892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69" draw:text-style-name="P39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70" draw:text-style-name="P40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41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42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39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43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44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45" draw:layer="layout" svg:width="0.215cm" svg:height="0.263cm" svg:x="3.229cm" svg:y="7.112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39" draw:layer="layout" svg:width="0.205cm" svg:height="0.244cm" svg:x="3.244cm" svg:y="7.9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8" draw:text-style-name="P39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7" draw:text-style-name="P18" draw:layer="layout" svg:x1="3.538cm" svg:y1="7.301cm" svg:x2="3.538cm" svg:y2="7.948cm">
              <text:p/>
            </draw:line>
            <draw:line draw:style-name="gr57" draw:text-style-name="P18" draw:layer="layout" svg:x1="3.514cm" svg:y1="7.302cm" svg:x2="3.514cm" svg:y2="7.949cm">
              <text:p/>
            </draw:line>
            <draw:line draw:style-name="gr57" draw:text-style-name="P18" draw:layer="layout" svg:x1="3.49cm" svg:y1="7.303cm" svg:x2="3.49cm" svg:y2="7.95cm">
              <text:p/>
            </draw:line>
            <draw:line draw:style-name="gr57" draw:text-style-name="P18" draw:layer="layout" svg:x1="3.466cm" svg:y1="7.304cm" svg:x2="3.466cm" svg:y2="7.951cm">
              <text:p/>
            </draw:line>
            <draw:line draw:style-name="gr57" draw:text-style-name="P18" draw:layer="layout" svg:x1="3.466cm" svg:y1="7.305cm" svg:x2="3.466cm" svg:y2="7.952cm">
              <text:p/>
            </draw:line>
            <draw:line draw:style-name="gr57" draw:text-style-name="P18" draw:layer="layout" svg:x1="3.444cm" svg:y1="7.306cm" svg:x2="3.444cm" svg:y2="7.953cm">
              <text:p/>
            </draw:line>
            <draw:line draw:style-name="gr57" draw:text-style-name="P18" draw:layer="layout" svg:x1="3.56cm" svg:y1="7.302cm" svg:x2="3.56cm" svg:y2="7.949cm">
              <text:p/>
            </draw:line>
            <draw:custom-shape draw:style-name="gr79" draw:text-style-name="P27" draw:layer="layout" svg:width="0.215cm" svg:height="0.524cm" svg:x="3.231cm" svg:y="7.353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0" draw:text-style-name="P47" draw:layer="layout" svg:width="0.198cm" svg:height="0.45cm" svg:x="2.37cm" svg:y="7.019cm">
            <draw:text-box>
              <text:p text:style-name="P46">T</text:p>
            </draw:text-box>
          </draw:frame>
          <draw:frame draw:style-name="gr80" draw:text-style-name="P47" draw:layer="layout" svg:width="0.198cm" svg:height="0.45cm" svg:x="2.415cm" svg:y="7.449cm">
            <draw:text-box>
              <text:p text:style-name="P46">S</text:p>
            </draw:text-box>
          </draw:frame>
        </draw:g>
        <draw:g draw:style-name="gr4">
          <draw:custom-shape draw:style-name="gr81" draw:text-style-name="P48" draw:layer="layout" svg:width="0.511cm" svg:height="0.675cm" svg:x="1.34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7" draw:text-style-name="P18" draw:layer="layout" svg:x1="1.392cm" svg:y1="9.065cm" svg:x2="1.392cm" svg:y2="9.712cm">
            <text:p/>
          </draw:line>
          <draw:line draw:style-name="gr57" draw:text-style-name="P18" draw:layer="layout" svg:x1="1.416cm" svg:y1="9.066cm" svg:x2="1.416cm" svg:y2="9.713cm">
            <text:p/>
          </draw:line>
          <draw:line draw:style-name="gr57" draw:text-style-name="P18" draw:layer="layout" svg:x1="1.44cm" svg:y1="9.067cm" svg:x2="1.44cm" svg:y2="9.714cm">
            <text:p/>
          </draw:line>
          <draw:line draw:style-name="gr57" draw:text-style-name="P18" draw:layer="layout" svg:x1="1.464cm" svg:y1="9.068cm" svg:x2="1.464cm" svg:y2="9.715cm">
            <text:p/>
          </draw:line>
          <draw:line draw:style-name="gr57" draw:text-style-name="P18" draw:layer="layout" svg:x1="1.464cm" svg:y1="9.069cm" svg:x2="1.464cm" svg:y2="9.716cm">
            <text:p/>
          </draw:line>
          <draw:line draw:style-name="gr57" draw:text-style-name="P18" draw:layer="layout" svg:x1="1.486cm" svg:y1="9.07cm" svg:x2="1.486cm" svg:y2="9.717cm">
            <text:p/>
          </draw:line>
          <draw:line draw:style-name="gr57" draw:text-style-name="P18" draw:layer="layout" svg:x1="1.37cm" svg:y1="9.066cm" svg:x2="1.37cm" svg:y2="9.713cm">
            <text:p/>
          </draw:line>
          <draw:path draw:style-name="gr67" draw:text-style-name="P39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8" draw:text-style-name="P18" draw:layer="layout" svg:width="1.578cm" svg:height="0.402cm" draw:transform="skewX (-0.00174532925199438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69" draw:text-style-name="P39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4">
            <draw:custom-shape draw:style-name="gr71" draw:text-style-name="P41" draw:layer="layout" svg:width="0.113cm" svg:height="1.321cm" svg:x="2.096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2" draw:text-style-name="P42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3" draw:text-style-name="P39" draw:layer="layout" svg:width="0.079cm" svg:height="0.863cm" svg:x="1.862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4" draw:text-style-name="P43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8" draw:text-style-name="P39" draw:layer="layout" svg:width="0.115cm" svg:height="0.789cm" svg:x="2.222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4">
            <draw:custom-shape draw:style-name="gr76" draw:text-style-name="P45" draw:layer="layout" svg:width="0.215cm" svg:height="0.263cm" svg:x="1.5cm" svg:y="8.876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39" draw:layer="layout" svg:width="0.205cm" svg:height="0.244cm" svg:x="1.515cm" svg:y="9.664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9" draw:text-style-name="P27" draw:layer="layout" svg:width="0.215cm" svg:height="0.524cm" svg:x="1.502cm" svg:y="9.117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0" draw:text-style-name="P47" draw:layer="layout" svg:width="0.198cm" svg:height="0.45cm" svg:x="2.381cm" svg:y="8.861cm">
            <draw:text-box>
              <text:p text:style-name="P46">T</text:p>
            </draw:text-box>
          </draw:frame>
          <draw:frame draw:style-name="gr80" draw:text-style-name="P47" draw:layer="layout" svg:width="0.198cm" svg:height="0.45cm" svg:x="2.399cm" svg:y="9.276cm">
            <draw:text-box>
              <text:p text:style-name="P46">S</text:p>
            </draw:text-box>
          </draw:frame>
          <draw:custom-shape draw:style-name="gr75" draw:text-style-name="P44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6" draw:text-style-name="P20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g draw:style-name="gr4">
          <draw:line draw:style-name="gr82" draw:text-style-name="P18" draw:layer="layout" svg:x1="4.876cm" svg:y1="10.108cm" svg:x2="5.681cm" svg:y2="10.141cm">
            <text:p/>
          </draw:line>
          <draw:path draw:style-name="gr83" draw:text-style-name="P49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  <text:p text:style-name="P20">_</text:p>
          </draw:path>
          <draw:custom-shape draw:style-name="gr84" draw:text-style-name="P13" draw:layer="layout" svg:width="6.858cm" svg:height="3.658cm" svg:x="5.334cm" svg:y="6cm">
            <text:p/>
  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4">
            <draw:custom-shape draw:style-name="gr85" draw:text-style-name="P38" draw:layer="layout" svg:width="0.506cm" svg:height="0.508cm" svg:x="6.071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8cm" svg:height="0.508cm" svg:x="7.045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8cm" svg:height="0.508cm" svg:x="8.021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8cm" svg:height="0.508cm" svg:x="8.998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8cm" svg:height="0.508cm" svg:x="9.974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38" draw:layer="layout" svg:width="0.506cm" svg:height="0.508cm" svg:x="10.95cm" svg:y="6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86" draw:text-style-name="P18" draw:layer="layout" svg:x1="4.835cm" svg:y1="10.046cm" svg:x2="4.979cm" svg:y2="10.785cm">
            <text:p/>
          </draw:line>
          <draw:line draw:style-name="gr87" draw:text-style-name="P18" draw:layer="layout" svg:x1="4.85cm" svg:y1="10.002cm" svg:x2="4.493cm" svg:y2="10.761cm">
            <text:p/>
          </draw:line>
          <draw:line draw:style-name="gr88" draw:text-style-name="P18" draw:layer="layout" svg:x1="4.841cm" svg:y1="10.08cm" svg:x2="4.118cm" svg:y2="10.353cm">
            <text:p/>
          </draw:line>
          <draw:line draw:style-name="gr24" draw:text-style-name="P18" draw:layer="layout" svg:x1="4.845cm" svg:y1="10.046cm" svg:x2="5.402cm" svg:y2="10.578cm">
            <text:p/>
          </draw:line>
          <draw:path draw:style-name="gr25" draw:text-style-name="P18" draw:layer="layout" svg:width="1.184cm" svg:height="0.747cm" draw:transform="rotate (0.133692220702766) translate (4.7393062065685cm 9.39675177107364cm)" svg:viewBox="0 0 1185 748" svg:d="M1185 46c-1079-174-1090 166-1185 702">
            <text:p/>
          </draw:path>
          <draw:custom-shape draw:style-name="gr89" draw:text-style-name="P50" draw:layer="layout" svg:width="0.349cm" svg:height="0.349cm" svg:x="5.659cm" svg:y="9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20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4">
          <draw:custom-shape draw:style-name="gr90" draw:text-style-name="P2" draw:layer="layout" svg:width="6.174cm" svg:height="0.57cm" svg:x="4.749cm" svg:y="15.296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1" draw:text-style-name="P51" draw:layer="layout" svg:width="7.874cm" svg:height="1.651cm" svg:x="3.899cm" svg:y="13.73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4">
            <draw:custom-shape draw:style-name="gr92" draw:text-style-name="P13" draw:layer="layout" svg:width="0.551cm" svg:height="0.559cm" svg:x="4.903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1cm" svg:height="0.559cm" svg:x="5.967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3cm" svg:height="0.559cm" svg:x="7.028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3cm" svg:height="0.559cm" svg:x="8.092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1cm" svg:height="0.559cm" svg:x="9.155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3" draw:layer="layout" svg:width="0.551cm" svg:height="0.559cm" svg:x="10.219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93" draw:text-style-name="P52" draw:layer="layout" svg:width="0.158cm" svg:height="1.002cm" svg:x="7.493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53" draw:layer="layout" svg:width="0.158cm" svg:height="1.002cm" svg:x="8.022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2" draw:display-name="Gradient 38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3" draw:display-name="Gradient 383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5" draw:display-name="Gradient 385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4" draw:display-name="Gradient 39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0" draw:display-name="Gradient 400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1" draw:display-name="Gradient 401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2" draw:display-name="Gradient 402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3" draw:display-name="Gradient 403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4" draw:display-name="Gradient 404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405" draw:display-name="Gradient 405" draw:style="linear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linear" draw:start-color="#b2b2b2" draw:end-color="#808080" draw:start-intensity="100%" draw:end-intensity="100%" draw:angle="30deg" draw:border="0%">
      <loext:gradient-stop svg:offset="0" loext:color-type="rgb" loext:color-value="#b2b2b2"/>
      <loext:gradient-stop svg:offset="1" loext:color-type="rgb" loext:color-value="#80808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1-27T16:39:29.141926019</dc:date>
    <meta:editing-duration>PT16H24M18S</meta:editing-duration>
    <meta:editing-cycles>11</meta:editing-cycles>
    <meta:generator>LibreOffice/24.2.7.2$Linux_X86_64 LibreOffice_project/420$Build-2</meta:generator>
    <meta:document-statistic meta:object-count="278"/>
  </office:meta>
</office:document-meta>
</file>